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4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4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e sowing is best done in trays, in a greenhouse. After germination, they can be planted out outside.</text:p>
          </table:table-cell>
          <table:table-cell table:number-columns-repeated="4"/>
        </table:table-row>
        <table:table-row table:style-name="ro1">
          <table:table-cell office:value-type="string">
            <text:p>They are best covered with fleece, mesh or netting to protect them from frost (which can occur untill may), and pests (birds, slugs, flies, ...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4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4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4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</table:table-row>
        <table:table-row table:style-name="ro1">
          <table:table-cell/>
          <table:table-cell office:value-type="string">
            <text:p>mibuna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shiguku</text:p>
          </table:table-cell>
          <table:table-cell office:value-type="string">
            <text:p>July-september</text:p>
          </table:table-cell>
          <table:table-cell office:value-type="string">
            <text:p>May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leaf mustard</text:p>
          </table:table-cell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</table:table-row>
        <table:table-row table:style-name="ro1">
          <table:table-cell/>
          <table:table-cell office:value-type="string">
            <text:p>rocket (wild)</text:p>
          </table:table-cell>
          <table:table-cell office:value-type="string">
            <text:p>July-august</text:p>
          </table:table-cell>
          <table:table-cell office:value-type="string">
            <text:p>October-november</text:p>
          </table:table-cell>
          <table:table-cell office:value-type="string">
            <text:p>8x25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</table:table-row>
        <table:table-row table:style-name="ro1">
          <table:table-cell/>
          <table:table-cell office:value-type="string">
            <text:p>swede</text:p>
          </table:table-cell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</table:table-row>
        <table:table-row table:style-name="ro1">
          <table:table-cell/>
          <table:table-cell office:value-type="string">
            <text:p>bean (French)</text:p>
          </table:table-cell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lanaceae</text:p>
          </table:table-cell>
          <table:table-cell office:value-type="string">
            <text:p>potato (early)</text:p>
          </table:table-cell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</table:table-row>
        <table:table-row table:style-name="ro1">
          <table:table-cell/>
          <table:table-cell office:value-type="string">
            <text:p>parsley (flat)</text:p>
          </table:table-cell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otes: for the plant spacing: the first number means the space (in cm) between the plants, the second number means the space between the rows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23/12/2017</text:date>, <text:time>13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7-12-23T13:58:43.37</dc:date>
    <dc:creator>Lutjens </dc:creator>
    <meta:editing-duration>PT3H19M17S</meta:editing-duration>
    <meta:editing-cycles>11</meta:editing-cycles>
    <meta:document-statistic meta:table-count="1" meta:cell-count="224" meta:object-count="0"/>
  </office:meta>
</office:document-meta>
</file>